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10af873"/>
    </style:style>
    <style:style style:name="P16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7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18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1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13dbffc"/>
    </style:style>
    <style:style style:name="P20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21" style:family="paragraph" style:parent-style-name="List_20_Paragraph" style:list-style-name="WWNum12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22" style:family="paragraph" style:parent-style-name="List_20_Paragraph" style:list-style-name="WWNum12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23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4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paragraph-rsid="0260e02c" style:font-name-asian="Kozuka Gothic Pr6N L" style:font-size-asian="8.5pt" style:font-name-complex="Open Sans" style:font-size-complex="8.5pt"/>
    </style:style>
    <style:style style:name="P25" style:family="paragraph" style:parent-style-name="List_20_Paragraph" style:list-style-name="WWNum12">
      <style:paragraph-properties fo:margin-top="0in" fo:margin-bottom="0in" loext:contextual-spacing="false" fo:line-height="100%"/>
      <style:text-properties style:font-name="Open Sans" fo:font-size="8.5pt" officeooo:paragraph-rsid="03150994" style:font-name-asian="Kozuka Gothic Pr6N L" style:font-size-asian="8.5pt" style:font-name-complex="Open Sans" style:font-size-complex="8.5pt"/>
    </style:style>
    <style:style style:name="P26" style:family="paragraph" style:parent-style-name="List_20_Paragraph" style:list-style-name="WWNum10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7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/>
    </style:style>
    <style:style style:name="P28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rsid="015293c2" officeooo:paragraph-rsid="015835d4" style:font-name-asian="Kozuka Gothic Pr6N L" style:font-size-asian="8.5pt" style:font-name-complex="Open Sans" style:font-size-complex="8.5pt"/>
    </style:style>
    <style:style style:name="P29" style:family="paragraph" style:parent-style-name="List_20_Paragraph" style:list-style-name="WWNum11">
      <style:paragraph-properties fo:margin-top="0in" fo:margin-bottom="0in" loext:contextual-spacing="false" fo:line-height="100%"/>
      <style:text-properties officeooo:paragraph-rsid="010e9f60"/>
    </style:style>
    <style:style style:name="P30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2f52221"/>
    </style:style>
    <style:style style:name="P31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2be3d04"/>
    </style:style>
    <style:style style:name="P32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15293c2"/>
    </style:style>
    <style:style style:name="P33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34" style:family="paragraph" style:parent-style-name="List_20_Paragraph" style:list-style-name="WWNum10">
      <style:paragraph-properties fo:margin-top="0in" fo:margin-bottom="0in" loext:contextual-spacing="false" fo:line-height="100%"/>
      <style:text-properties officeooo:paragraph-rsid="013c2cee"/>
    </style:style>
    <style:style style:name="P35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36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37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38" style:family="paragraph" style:parent-style-name="List_20_Paragraph" style:list-style-name="WWNum12">
      <style:paragraph-properties fo:margin-top="0in" fo:margin-bottom="0in" loext:contextual-spacing="false" fo:line-height="100%"/>
      <style:text-properties style:text-underline-style="none" officeooo:paragraph-rsid="03342bf9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18cbf1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0766b0c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1d08cd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1f933a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25f966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28a20c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15293c2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22dde3a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27aef09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36af2c0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39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0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41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42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43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44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45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46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47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48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49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50" style:family="text">
      <style:text-properties style:font-name="Open Sans" fo:font-size="8.5pt" style:font-size-asian="8.5pt" style:font-name-complex="Open Sans" style:font-size-complex="8.5pt"/>
    </style:style>
    <style:style style:name="T51" style:family="text">
      <style:text-properties style:font-name="Open Sans" fo:font-size="8.5pt" officeooo:rsid="0066abe7" style:font-size-asian="8.5pt" style:font-name-complex="Open Sans" style:font-size-complex="8.5pt"/>
    </style:style>
    <style:style style:name="T52" style:family="text">
      <style:text-properties style:font-name="Open Sans" fo:font-size="8.5pt" officeooo:rsid="010e0393" style:font-size-asian="8.5pt" style:font-name-complex="Open Sans" style:font-size-complex="8.5pt"/>
    </style:style>
    <style:style style:name="T53" style:family="text">
      <style:text-properties style:font-name="Open Sans" fo:font-size="8.5pt" officeooo:rsid="015293c2" style:font-size-asian="8.5pt" style:font-name-complex="Open Sans" style:font-size-complex="8.5pt"/>
    </style:style>
    <style:style style:name="T54" style:family="text">
      <style:text-properties style:font-name="Open Sans" fo:font-size="8.5pt" officeooo:rsid="01890ba9" style:font-size-asian="8.5pt" style:font-name-complex="Open Sans" style:font-size-complex="8.5pt"/>
    </style:style>
    <style:style style:name="T55" style:family="text">
      <style:text-properties style:font-name="Open Sans" fo:font-size="8.5pt" officeooo:rsid="02940f3b" style:font-size-asian="8.5pt" style:font-name-complex="Open Sans" style:font-size-complex="8.5pt"/>
    </style:style>
    <style:style style:name="T56" style:family="text">
      <style:text-properties style:font-name="Open Sans" fo:font-size="8.5pt" officeooo:rsid="02a2b64a" style:font-size-asian="8.5pt" style:font-name-complex="Open Sans" style:font-size-complex="8.5pt"/>
    </style:style>
    <style:style style:name="T57" style:family="text">
      <style:text-properties style:font-name="Open Sans" fo:font-size="8.5pt" officeooo:rsid="02a4927b" style:font-size-asian="8.5pt" style:font-name-complex="Open Sans" style:font-size-complex="8.5pt"/>
    </style:style>
    <style:style style:name="T58" style:family="text">
      <style:text-properties style:font-name="Open Sans" fo:font-size="8.5pt" officeooo:rsid="02a5c78c" style:font-size-asian="8.5pt" style:font-name-complex="Open Sans" style:font-size-complex="8.5pt"/>
    </style:style>
    <style:style style:name="T59" style:family="text">
      <style:text-properties style:font-name="Open Sans" fo:font-size="8.5pt" officeooo:rsid="02a90fce" style:font-size-asian="8.5pt" style:font-name-complex="Open Sans" style:font-size-complex="8.5pt"/>
    </style:style>
    <style:style style:name="T60" style:family="text">
      <style:text-properties style:font-name="Open Sans" fo:font-size="8.5pt" officeooo:rsid="02aa4a4a" style:font-size-asian="8.5pt" style:font-name-complex="Open Sans" style:font-size-complex="8.5pt"/>
    </style:style>
    <style:style style:name="T61" style:family="text">
      <style:text-properties style:font-name="Open Sans" fo:font-size="8.5pt" officeooo:rsid="02ac62c0" style:font-size-asian="8.5pt" style:font-name-complex="Open Sans" style:font-size-complex="8.5pt"/>
    </style:style>
    <style:style style:name="T62" style:family="text">
      <style:text-properties style:font-name="Open Sans" fo:font-size="8.5pt" officeooo:rsid="02b8bbaa" style:font-size-asian="8.5pt" style:font-name-complex="Open Sans" style:font-size-complex="8.5pt"/>
    </style:style>
    <style:style style:name="T63" style:family="text">
      <style:text-properties style:font-name="Open Sans" fo:font-size="8.5pt" officeooo:rsid="02c8016c" style:font-size-asian="8.5pt" style:font-name-complex="Open Sans" style:font-size-complex="8.5pt"/>
    </style:style>
    <style:style style:name="T64" style:family="text">
      <style:text-properties style:font-name="Open Sans" fo:font-size="8.5pt" officeooo:rsid="02c8b519" style:font-size-asian="8.5pt" style:font-name-complex="Open Sans" style:font-size-complex="8.5pt"/>
    </style:style>
    <style:style style:name="T65" style:family="text">
      <style:text-properties style:font-name="Open Sans" fo:font-size="8.5pt" officeooo:rsid="02c8ea13" style:font-size-asian="8.5pt" style:font-name-complex="Open Sans" style:font-size-complex="8.5pt"/>
    </style:style>
    <style:style style:name="T66" style:family="text">
      <style:text-properties style:font-name="Open Sans" fo:font-size="8.5pt" officeooo:rsid="02dc682b" style:font-size-asian="8.5pt" style:font-name-complex="Open Sans" style:font-size-complex="8.5pt"/>
    </style:style>
    <style:style style:name="T67" style:family="text">
      <style:text-properties style:font-name="Open Sans" fo:font-size="8.5pt" officeooo:rsid="02e8fa41" style:font-size-asian="8.5pt" style:font-name-complex="Open Sans" style:font-size-complex="8.5pt"/>
    </style:style>
    <style:style style:name="T68" style:family="text">
      <style:text-properties style:font-name="Open Sans" fo:font-size="8.5pt" officeooo:rsid="02eaaccd" style:font-size-asian="8.5pt" style:font-name-complex="Open Sans" style:font-size-complex="8.5pt"/>
    </style:style>
    <style:style style:name="T69" style:family="text">
      <style:text-properties style:font-name="Open Sans" fo:font-size="8.5pt" officeooo:rsid="02f1a252" style:font-size-asian="8.5pt" style:font-name-complex="Open Sans" style:font-size-complex="8.5pt"/>
    </style:style>
    <style:style style:name="T70" style:family="text">
      <style:text-properties style:font-name="Open Sans" fo:font-size="8.5pt" officeooo:rsid="02f4c124" style:font-size-asian="8.5pt" style:font-name-complex="Open Sans" style:font-size-complex="8.5pt"/>
    </style:style>
    <style:style style:name="T71" style:family="text">
      <style:text-properties style:font-name="Open Sans" fo:font-size="8.5pt" officeooo:rsid="02f52221" style:font-size-asian="8.5pt" style:font-name-complex="Open Sans" style:font-size-complex="8.5pt"/>
    </style:style>
    <style:style style:name="T72" style:family="text">
      <style:text-properties style:font-name="Open Sans" fo:font-size="8.5pt" officeooo:rsid="02fa8e94" style:font-size-asian="8.5pt" style:font-name-complex="Open Sans" style:font-size-complex="8.5pt"/>
    </style:style>
    <style:style style:name="T73" style:family="text">
      <style:text-properties style:font-name="Open Sans" fo:font-size="8.5pt" officeooo:rsid="02fabdcb" style:font-size-asian="8.5pt" style:font-name-complex="Open Sans" style:font-size-complex="8.5pt"/>
    </style:style>
    <style:style style:name="T74" style:family="text">
      <style:text-properties style:font-name="Open Sans" fo:font-size="8.5pt" officeooo:rsid="02fd6388" style:font-size-asian="8.5pt" style:font-name-complex="Open Sans" style:font-size-complex="8.5pt"/>
    </style:style>
    <style:style style:name="T75" style:family="text">
      <style:text-properties style:font-name="Open Sans" fo:font-size="8.5pt" officeooo:rsid="032ceadb" style:font-size-asian="8.5pt" style:font-name-complex="Open Sans" style:font-size-complex="8.5pt"/>
    </style:style>
    <style:style style:name="T76" style:family="text">
      <style:text-properties style:font-name="Open Sans" fo:font-size="8.5pt" officeooo:rsid="03310bf0" style:font-size-asian="8.5pt" style:font-name-complex="Open Sans" style:font-size-complex="8.5pt"/>
    </style:style>
    <style:style style:name="T77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78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79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80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81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82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83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84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85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86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87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88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89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90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91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92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93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94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95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6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7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8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99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00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01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02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03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04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05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06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07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08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09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10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11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12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13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14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15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16" style:family="text">
      <style:text-properties officeooo:rsid="00b2334f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b3148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3412356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135" style:family="text">
      <style:text-properties officeooo:rsid="015293c2"/>
    </style:style>
    <style:style style:name="T136" style:family="text">
      <style:text-properties style:text-underline-style="solid" style:text-underline-width="auto" style:text-underline-color="font-color" officeooo:rsid="002ee3a9" style:text-underline-mode="continuous" style:text-overline-mode="continuous" style:text-line-through-mode="continuous"/>
    </style:style>
    <style:style style:name="T137" style:family="text">
      <style:text-properties style:text-underline-style="solid" style:text-underline-width="auto" style:text-underline-color="font-color" officeooo:rsid="03150994" style:text-underline-mode="continuous" style:text-overline-mode="continuous" style:text-line-through-mode="continuous"/>
    </style:style>
    <style:style style:name="T138" style:family="text">
      <style:text-properties style:text-underline-style="solid" style:text-underline-width="auto" style:text-underline-color="font-color" officeooo:rsid="01d2519a"/>
    </style:style>
    <style:style style:name="T139" style:family="text">
      <style:text-properties officeooo:rsid="002ee3a9"/>
    </style:style>
    <style:style style:name="T140" style:family="text">
      <style:text-properties officeooo:rsid="015b902a"/>
    </style:style>
    <style:style style:name="T141" style:family="text">
      <style:text-properties officeooo:rsid="017a3844"/>
    </style:style>
    <style:style style:name="T142" style:family="text">
      <style:text-properties officeooo:rsid="01ce86fa"/>
    </style:style>
    <style:style style:name="T143" style:family="text">
      <style:text-properties officeooo:rsid="01d2519a"/>
    </style:style>
    <style:style style:name="T144" style:family="text">
      <style:text-properties officeooo:rsid="0208eb3c"/>
    </style:style>
    <style:style style:name="T145" style:family="text">
      <style:text-properties officeooo:rsid="021bf2e1"/>
    </style:style>
    <style:style style:name="T146" style:family="text">
      <style:text-properties officeooo:rsid="027755b8"/>
    </style:style>
    <style:style style:name="T147" style:family="text">
      <style:text-properties officeooo:rsid="0277ee53"/>
    </style:style>
    <style:style style:name="T148" style:family="text">
      <style:text-properties officeooo:rsid="031c3629"/>
    </style:style>
    <style:style style:name="T149" style:family="text">
      <style:text-properties officeooo:rsid="03463f12"/>
    </style:style>
    <style:style style:name="T150" style:family="text">
      <style:text-properties officeooo:rsid="034da3da"/>
    </style:style>
    <style:style style:name="T151" style:family="text">
      <style:text-properties style:text-underline-style="none" officeooo:rsid="002ee3a9" style:text-underline-mode="continuous" style:text-overline-mode="continuous" style:text-line-through-mode="continuous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ckenna Cisler</text:p>
      <text:p text:style-name="P16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1"><text:span text:style-name="T38">www.mcisler.co</text:span><text:span text:style-name="T40">m</text:span><text:span text:style-name="T38"> </text:span><text:span text:style-name="T100">(</text:span><text:span text:style-name="T101">see for </text:span><text:span text:style-name="T104">project links</text:span><text:span text:style-name="T100">)</text:span></text:p>
            <text:p text:style-name="P11"><text:span text:style-name="Default_20_Paragraph_20_Font"><text:span text:style-name="T1">www.linkedin.com/in/</text:span></text:span><text:span text:style-name="Default_20_Paragraph_20_Font"><text:span text:style-name="T38">mckenna-cisler</text:span></text:span></text:p>
            <text:p text:style-name="P11"><text:span text:style-name="Default_20_Paragraph_20_Font"><text:span text:style-name="T1">www.github.com/</text:span></text:span><text:span text:style-name="Default_20_Paragraph_20_Font"><text:span text:style-name="T38">MckennaCisler</text:span></text:span></text:p>
          </table:table-cell>
          <table:covered-table-cell/>
          <table:covered-table-cell/>
          <table:table-cell table:style-name="Table1.A1" office:value-type="string">
            <text:p text:style-name="P3">492 Birches Road</text:p>
            <text:p text:style-name="P3">Sugar Hill, NH</text:p>
            <text:p text:style-name="P5"><text:s/>(603) 991-2470</text:p>
          </table:table-cell>
        </table:table-row>
        <table:table-row>
          <table:table-cell table:style-name="Table1.A2" table:number-columns-spanned="4" office:value-type="string">
            <text:p text:style-name="P7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A3" table:number-columns-spanned="3" office:value-type="string">
            <text:p text:style-name="P11"><text:span text:style-name="Default_20_Paragraph_20_Font"><text:span text:style-name="T38">B.S. Computer Science <text:tab/><text:tab/> </text:span></text:span><text:span text:style-name="Default_20_Paragraph_20_Font"><text:span text:style-name="T39">GPA: </text:span></text:span><text:span text:style-name="Default_20_Paragraph_20_Font"><text:span text:style-name="T1">3.</text:span></text:span><text:span text:style-name="Default_20_Paragraph_20_Font"><text:span text:style-name="T28">77</text:span></text:span><text:span text:style-name="Default_20_Paragraph_20_Font"><text:span text:style-name="T38"> </text:span></text:span><text:span text:style-name="Default_20_Paragraph_20_Font"><text:span text:style-name="T1">/ 4.0<text:tab/><text:tab/> <text:s text:c="2"/><text:tab/><text:tab/> <text:s text:c="4"/><text:tab/> </text:span></text:span><text:span text:style-name="Default_20_Paragraph_20_Font"><text:span text:style-name="T38">Sept 2016 — May 2020</text:span></text:span></text:p>
            <text:p text:style-name="P11"><text:span text:style-name="Default_20_Paragraph_20_Font"><text:span text:style-name="T45">Brown University</text:span></text:span><text:span text:style-name="Default_20_Paragraph_20_Font"><text:span text:style-name="T46">, Providence, RI</text:span></text:span></text:p>
            <text:p text:style-name="P12"><text:span text:style-name="T41">Courses</text:span><text:span text:style-name="T42">: </text:span><text:span text:style-name="T102">Introduction to Software Engineering, Introduction to Computer Systems, Digital Electronics Systems Design, </text:span><text:span text:style-name="T103">Machine Learning, Distributed Computing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7"><text:span text:style-name="T116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/>
          </table:table-cell>
          <table:table-cell table:style-name="Table1.A5" table:number-columns-spanned="3" office:value-type="string">
            <text:p text:style-name="P6">Software Engineering Intern</text:p>
            <text:p text:style-name="P10">The MITRE Corporation<text:tab/><text:tab/><text:tab/><text:tab/><text:tab/><text:tab/><text:tab/> <text:s text:c="8"/><text:span text:style-name="T117">June 2018 </text:span><text:span text:style-name="Default_20_Paragraph_20_Font"><text:span text:style-name="T117">— August 2018</text:span></text:span></text:p>
            <text:list xml:id="list3959166027" text:style-name="WWNum12">
              <text:list-item>
                <text:p text:style-name="P21"><text:span text:style-name="Default_20_Paragraph_20_Font"><text:span text:style-name="T134">Android</text:span></text:span><text:span text:style-name="Default_20_Paragraph_20_Font"><text:span text:style-name="T118"> app </text:span></text:span><text:span text:style-name="Default_20_Paragraph_20_Font"><text:span text:style-name="T119">to automate testing of a radio network. The app </text:span></text:span><text:span text:style-name="Default_20_Paragraph_20_Font"><text:span text:style-name="T127">controlled components </text:span></text:span><text:span text:style-name="Default_20_Paragraph_20_Font"><text:span text:style-name="T128">of a</text:span></text:span><text:span text:style-name="Default_20_Paragraph_20_Font"><text:span text:style-name="T133">n additional</text:span></text:span><text:span text:style-name="Default_20_Paragraph_20_Font"><text:span text:style-name="T119"> client app to produce realistic simulated traffic on the network.</text:span></text:span></text:p>
              </text:list-item>
              <text:list-item>
                <text:p text:style-name="P21"><text:span text:style-name="Default_20_Paragraph_20_Font"><text:span text:style-name="T124">I</text:span></text:span><text:span text:style-name="Default_20_Paragraph_20_Font"><text:span text:style-name="T123">ntegrated </text:span></text:span><text:span text:style-name="Default_20_Paragraph_20_Font"><text:span text:style-name="T124">system </text:span></text:span><text:span text:style-name="Default_20_Paragraph_20_Font"><text:span text:style-name="T123">with an existing </text:span></text:span><text:span text:style-name="Default_20_Paragraph_20_Font"><text:span text:style-name="T125">control</text:span></text:span><text:span text:style-name="Default_20_Paragraph_20_Font"><text:span text:style-name="T123"> server for centralized </text:span></text:span><text:span text:style-name="Default_20_Paragraph_20_Font"><text:span text:style-name="T126">test configuration </text:span></text:span><text:span text:style-name="Default_20_Paragraph_20_Font"><text:span text:style-name="T129">and execution</text:span></text:span><text:span text:style-name="Default_20_Paragraph_20_Font"><text:span text:style-name="T123">.</text:span></text:span></text:p>
              </text:list-item>
              <text:list-item>
                <text:p text:style-name="P22"><text:span text:style-name="Default_20_Paragraph_20_Font"><text:span text:style-name="T120">Enabled </text:span></text:span><text:span text:style-name="Default_20_Paragraph_20_Font"><text:span text:style-name="T131">execution of </text:span></text:span><text:span text:style-name="Default_20_Paragraph_20_Font"><text:span text:style-name="T119">a 200-node radio test </text:span></text:span><text:span text:style-name="Default_20_Paragraph_20_Font"><text:span text:style-name="T130">by eliminating the need for</text:span></text:span><text:span text:style-name="Default_20_Paragraph_20_Font"><text:span text:style-name="T121"> human </text:span></text:span><text:span text:style-name="Default_20_Paragraph_20_Font"><text:span text:style-name="T122">participants </text:span></text:span><text:span text:style-name="Default_20_Paragraph_20_Font"><text:span text:style-name="T132">to operate phones</text:span></text:span><text:span text:style-name="Default_20_Paragraph_20_Font"><text:span text:style-name="T119">.</text:span></text:span></text:p>
              </text:list-item>
            </text:list>
            <text:p text:style-name="P9"/>
            <text:p text:style-name="P6">Technical Lead / Flight Software Programmer</text:p>
            <text:p text:style-name="P13"><text:span text:style-name="Default_20_Paragraph_20_Font"><text:span text:style-name="T44">Brown Space Engineering Club, Brown University <text:tab/><text:tab/><text:tab/><text:tab/> <text:s text:c="15"/></text:span></text:span><text:span text:style-name="Default_20_Paragraph_20_Font"><text:span text:style-name="T39">Sept 2016 — Present</text:span></text:span></text:p>
            <text:list xml:id="list3909436716" text:style-name="WWNum11">
              <text:list-item>
                <text:p text:style-name="P23"><text:span text:style-name="T141">Worked on flight/ground software, radio link, and management of “EQUiSat” </text:span>CubeSat <text:span text:style-name="T135">launched</text:span> in <text:span text:style-name="T135">July</text:span> 2018.</text:p>
              </text:list-item>
              <text:list-item>
                <text:p text:style-name="P29"><text:span text:style-name="Default_20_Paragraph_20_Font"><text:span text:style-name="T35">S</text:span></text:span><text:span text:style-name="Default_20_Paragraph_20_Font"><text:span text:style-name="T17">atellite </text:span></text:span><text:span text:style-name="Default_20_Paragraph_20_Font"><text:span text:style-name="T36">operating system</text:span></text:span><text:span text:style-name="Default_20_Paragraph_20_Font"><text:span text:style-name="T17">; </text:span></text:span><text:span text:style-name="Default_20_Paragraph_20_Font"><text:span text:style-name="T18">wrote </text:span></text:span><text:span text:style-name="Default_20_Paragraph_20_Font"><text:span text:style-name="T17">RTOS tasks in </text:span></text:span><text:span text:style-name="Default_20_Paragraph_20_Font"><text:span text:style-name="T86">C</text:span></text:span><text:span text:style-name="Default_20_Paragraph_20_Font"><text:span text:style-name="T17"> for data recording and </text:span></text:span><text:span text:style-name="Default_20_Paragraph_20_Font"><text:span text:style-name="T22">satellite </text:span></text:span><text:span text:style-name="Default_20_Paragraph_20_Font"><text:span text:style-name="T23">actions</text:span></text:span><text:span text:style-name="Default_20_Paragraph_20_Font"><text:span text:style-name="T17">; </text:span></text:span><text:span text:style-name="Default_20_Paragraph_20_Font"><text:span text:style-name="T21">c</text:span></text:span><text:span text:style-name="T19">o-developed</text:span><text:span text:style-name="T1"> boot sequence and satellite state handling systems. </text:span><text:span text:style-name="T20">Wrote concurrency systems for protecting hardware interfaces.</text:span></text:p>
              </text:list-item>
              <text:list-item>
                <text:p text:style-name="P24"><text:span text:style-name="T146">D</text:span>ata collection <text:span text:style-name="T140">protocols</text:span> and transmission schema; <text:span text:style-name="T145">performed link budget calculations</text:span>.</text:p>
              </text:list-item>
              <text:list-item>
                <text:p text:style-name="P27"><text:span text:style-name="T147">B</text:span>ootloader to <text:span text:style-name="T149">correct</text:span> program memory <text:span text:style-name="T150">based on</text:span> RAD-safe external memory; uploaded final satellite binary.</text:p>
              </text:list-item>
              <text:list-item>
                <text:p text:style-name="P28"><text:span text:style-name="T138">Raspberry Pi-based</text:span><text:span text:style-name="T143"> g</text:span>round station software <text:span text:style-name="T142">and hardware; </text:span>contributed to <text:span text:style-name="T144">data processing systems</text:span>.</text:p>
              </text:list-item>
            </text:list>
            <text:p text:style-name="P4"/>
            <text:p text:style-name="P8">Robotics Technician</text:p>
            <text:p text:style-name="P14"><text:span text:style-name="Default_20_Paragraph_20_Font"><text:span text:style-name="T44">Humanity-Centered Robotics Initiative, Brown University </text:span></text:span><text:span text:style-name="Default_20_Paragraph_20_Font"><text:span text:style-name="T1"><text:tab/> <text:s text:c="7"/><text:tab/> <text:tab/> <text:s text:c="7"/><text:tab/> <text:s text:c="3"/></text:span></text:span><text:span text:style-name="Default_20_Paragraph_20_Font"><text:span text:style-name="T38">Sept 2016 — Present</text:span></text:span></text:p>
            <text:list xml:id="list221026817650625" text:continue-list="list3959166027" text:style-name="WWNum12">
              <text:list-item>
                <text:p text:style-name="P30"><text:span text:style-name="Default_20_Paragraph_20_Font"><text:span text:style-name="T70">H</text:span></text:span><text:span text:style-name="Default_20_Paragraph_20_Font"><text:span text:style-name="T66">ardware </text:span></text:span><text:span text:style-name="Default_20_Paragraph_20_Font"><text:span text:style-name="T73">&amp; </text:span></text:span><text:span text:style-name="Default_20_Paragraph_20_Font"><text:span text:style-name="T66">software desig</text:span></text:span><text:span text:style-name="Default_20_Paragraph_20_Font"><text:span text:style-name="T68">n</text:span></text:span><text:span text:style-name="Default_20_Paragraph_20_Font"><text:span text:style-name="T67"> </text:span></text:span><text:span text:style-name="Default_20_Paragraph_20_Font"><text:span text:style-name="T71">of c</text:span></text:span><text:span text:style-name="Default_20_Paragraph_20_Font"><text:span text:style-name="T69">ontrol system</text:span></text:span><text:span text:style-name="Default_20_Paragraph_20_Font"><text:span text:style-name="T67"> </text:span></text:span><text:span text:style-name="Default_20_Paragraph_20_Font"><text:span text:style-name="T74">for</text:span></text:span><text:span text:style-name="Default_20_Paragraph_20_Font"><text:span text:style-name="T72"> </text:span></text:span><text:span text:style-name="Default_20_Paragraph_20_Font"><text:span text:style-name="T63">“</text:span></text:span><text:span text:style-name="Default_20_Paragraph_20_Font"><text:span text:style-name="T64">Walkerbot” elderly </text:span></text:span><text:span text:style-name="Default_20_Paragraph_20_Font"><text:span text:style-name="T65">assistive</text:span></text:span><text:span text:style-name="Default_20_Paragraph_20_Font"><text:span text:style-name="T64"> robot </text:span></text:span><text:span text:style-name="Default_20_Paragraph_20_Font"><text:span text:style-name="T65">(</text:span></text:span><text:span text:style-name="Default_20_Paragraph_20_Font"><text:span text:style-name="T92">C++</text:span></text:span><text:span text:style-name="Default_20_Paragraph_20_Font"><text:span text:style-name="T99">, </text:span></text:span><text:span text:style-name="Default_20_Paragraph_20_Font"><text:span text:style-name="T92">ROS</text:span></text:span><text:span text:style-name="Default_20_Paragraph_20_Font"><text:span text:style-name="T99">, </text:span></text:span><text:span text:style-name="Default_20_Paragraph_20_Font"><text:span text:style-name="T92">BeagleBone</text:span></text:span><text:span text:style-name="Default_20_Paragraph_20_Font"><text:span text:style-name="T99">).</text:span></text:span></text:p>
              </text:list-item>
              <text:list-item>
                <text:p text:style-name="P31"><text:span text:style-name="Default_20_Paragraph_20_Font"><text:span text:style-name="T56">Analytics </text:span></text:span><text:span text:style-name="Default_20_Paragraph_20_Font"><text:span text:style-name="T62">logging</text:span></text:span><text:span text:style-name="Default_20_Paragraph_20_Font"><text:span text:style-name="T56"> API and database for </text:span></text:span><text:span text:style-name="Default_20_Paragraph_20_Font"><text:span text:style-name="T57">studying </text:span></text:span><text:span text:style-name="Default_20_Paragraph_20_Font"><text:span text:style-name="T58">user interaction </text:span></text:span><text:span text:style-name="Default_20_Paragraph_20_Font"><text:span text:style-name="T59">with a</text:span></text:span><text:span text:style-name="Default_20_Paragraph_20_Font"><text:span text:style-name="T60">n</text:span></text:span><text:span text:style-name="Default_20_Paragraph_20_Font"><text:span text:style-name="T59"> assistive </text:span></text:span><text:span text:style-name="Default_20_Paragraph_20_Font"><text:span text:style-name="T60">toy </text:span></text:span><text:span text:style-name="Default_20_Paragraph_20_Font"><text:span text:style-name="T61">(</text:span></text:span><text:span text:style-name="Default_20_Paragraph_20_Font"><text:span text:style-name="T90">Node,</text:span></text:span><text:span text:style-name="Default_20_Paragraph_20_Font"><text:span text:style-name="T98"> </text:span></text:span><text:span text:style-name="Default_20_Paragraph_20_Font"><text:span text:style-name="T91">MongoDB).</text:span></text:span></text:p>
              </text:list-item>
              <text:list-item>
                <text:p text:style-name="P38"><text:span text:style-name="Default_20_Paragraph_20_Font"><text:span text:style-name="T53">U</text:span></text:span><text:span text:style-name="Default_20_Paragraph_20_Font"><text:span text:style-name="T52">ltrasonic object </text:span></text:span><text:span text:style-name="Default_20_Paragraph_20_Font"><text:span text:style-name="T54">localization</text:span></text:span><text:span text:style-name="Default_20_Paragraph_20_Font"><text:span text:style-name="T52"> </text:span></text:span><text:span text:style-name="Default_20_Paragraph_20_Font"><text:span text:style-name="T76">to help</text:span></text:span><text:span text:style-name="Default_20_Paragraph_20_Font"><text:span text:style-name="T52"> the elderly </text:span></text:span><text:span text:style-name="Default_20_Paragraph_20_Font"><text:span text:style-name="T75">find</text:span></text:span><text:span text:style-name="Default_20_Paragraph_20_Font"><text:span text:style-name="T52"> household objects. (</text:span></text:span><text:span text:style-name="Default_20_Paragraph_20_Font"><text:span text:style-name="T89">Arduino,</text:span></text:span><text:span text:style-name="Default_20_Paragraph_20_Font"><text:span text:style-name="T52"> </text:span></text:span><text:span text:style-name="Default_20_Paragraph_20_Font"><text:span text:style-name="T89">ATtiny85</text:span></text:span><text:span text:style-name="Default_20_Paragraph_20_Font"><text:span text:style-name="T52">, </text:span></text:span><text:span text:style-name="Default_20_Paragraph_20_Font"><text:span text:style-name="T89">NodeMCU</text:span></text:span><text:span text:style-name="Default_20_Paragraph_20_Font"><text:span text:style-name="T52">, </text:span></text:span><text:span text:style-name="Default_20_Paragraph_20_Font"><text:span text:style-name="T89">Node</text:span></text:span><text:span text:style-name="Default_20_Paragraph_20_Font"><text:span text:style-name="T52">).</text:span></text:span></text:p>
              </text:list-item>
              <text:list-item>
                <text:p text:style-name="P32"><text:span text:style-name="Default_20_Paragraph_20_Font"><text:span text:style-name="T55">Universal</text:span></text:span><text:span text:style-name="Default_20_Paragraph_20_Font"><text:span text:style-name="T50"> video conferencing and teleoperation web platform for </text:span></text:span><text:span text:style-name="Default_20_Paragraph_20_Font"><text:span text:style-name="T52">ROS </text:span></text:span><text:span text:style-name="Default_20_Paragraph_20_Font"><text:span text:style-name="T50">robots (</text:span></text:span><text:span text:style-name="Default_20_Paragraph_20_Font"><text:span text:style-name="T77">Node</text:span></text:span><text:span text:style-name="Default_20_Paragraph_20_Font"><text:span text:style-name="T50">, </text:span></text:span><text:span text:style-name="Default_20_Paragraph_20_Font"><text:span text:style-name="T83">P2P</text:span></text:span><text:span text:style-name="Default_20_Paragraph_20_Font"><text:span text:style-name="T51">, </text:span></text:span><text:span text:style-name="Default_20_Paragraph_20_Font"><text:span text:style-name="T77">ROS</text:span></text:span><text:span text:style-name="Default_20_Paragraph_20_Font"><text:span text:style-name="T50">).</text:span></text:span></text:p>
              </text:list-item>
              <text:list-item>
                <text:p text:style-name="P32"><text:span text:style-name="Default_20_Paragraph_20_Font"><text:span text:style-name="T29">H</text:span></text:span><text:span text:style-name="Default_20_Paragraph_20_Font"><text:span text:style-name="T1">ardware interfacing, voice communication, and user interaction design for “Tablebot” – a novel mobile telepresence robot designed to resemble furniture (</text:span></text:span><text:span text:style-name="Default_20_Paragraph_20_Font"><text:span text:style-name="T78">C++</text:span></text:span><text:span text:style-name="Default_20_Paragraph_20_Font"><text:span text:style-name="T1">, </text:span></text:span><text:span text:style-name="Default_20_Paragraph_20_Font"><text:span text:style-name="T78">Python</text:span></text:span><text:span text:style-name="Default_20_Paragraph_20_Font"><text:span text:style-name="T1">, </text:span></text:span><text:span text:style-name="Default_20_Paragraph_20_Font"><text:span text:style-name="T78">ROS</text:span></text:span><text:span text:style-name="Default_20_Paragraph_20_Font"><text:span text:style-name="T1">).</text:span></text:span></text:p>
              </text:list-item>
              <text:list-item>
                <text:p text:style-name="P25"><text:span text:style-name="Default_20_Paragraph_20_Font"><text:span text:style-name="T148">T</text:span></text:span><text:span text:style-name="Default_20_Paragraph_20_Font">rash can monitoring system for Brown Facilities Department</text:span><text:span text:style-name="Default_20_Paragraph_20_Font"><text:span text:style-name="T139">; ran two successful trials (</text:span></text:span><text:span text:style-name="Default_20_Paragraph_20_Font"><text:span text:style-name="T136">Node,</text:span></text:span><text:span text:style-name="Default_20_Paragraph_20_Font"><text:span text:style-name="T151"> </text:span></text:span><text:span text:style-name="Default_20_Paragraph_20_Font"><text:span text:style-name="T136">NodeMCU</text:span></text:span><text:span text:style-name="Default_20_Paragraph_20_Font"><text:span text:style-name="T137">)</text:span></text:span></text:p>
              </text:list-item>
            </text:list>
            <text:p text:style-name="P4"/>
            <text:p text:style-name="P7">Educational Resource Developer / Instructor</text:p>
            <text:p text:style-name="P11"><text:span text:style-name="Default_20_Paragraph_20_Font"><text:span text:style-name="T43">White Mountain Science, Inc., Bethlehem, NH</text:span></text:span><text:span text:style-name="Default_20_Paragraph_20_Font"><text:span text:style-name="T38"><text:tab/><text:tab/> <text:s text:c="19"/><text:tab/> <text:s text:c="6"/><text:tab/> <text:s text:c="3"/>Jan 2015 —</text:span></text:span><text:span text:style-name="Default_20_Paragraph_20_Font"><text:span text:style-name="T39"> Aug 2017</text:span></text:span></text:p>
            <text:list xml:id="list482968942" text:style-name="WWNum10">
              <text:list-item>
                <text:p text:style-name="P26">High Altitude Balloon (HAB) on-board, tracking, and retrieval systems.</text:p>
              </text:list-item>
              <text:list-item>
                <text:p text:style-name="P33"><text:span text:style-name="Default_20_Paragraph_20_Font"><text:span text:style-name="T78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4"><text:span text:style-name="Default_20_Paragraph_20_Font"><text:span text:style-name="T34">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7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A3" table:number-columns-spanned="3" office:value-type="string">
            <text:list xml:id="list3239696396" text:style-name="L1">
              <text:list-item>
                <text:p text:style-name="P35"><text:span text:style-name="Default_20_Paragraph_20_Font"><text:span text:style-name="T78">Java / Javascript</text:span></text:span><text:span text:style-name="Default_20_Paragraph_20_Font"><text:span text:style-name="T1"> webapp for Wikipedia Game; co-designed and debugged websocket communication framework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47">Introduction to Software Engineering</text:span></text:span><text:span text:style-name="Default_20_Paragraph_20_Font"><text:span text:style-name="T46"> final team project</text:span></text:span></text:p>
              </text:list-item>
              <text:list-item>
                <text:p text:style-name="P35"><text:span text:style-name="Default_20_Paragraph_20_Font"><text:span text:style-name="T78">Javascript-based</text:span></text:span><text:span text:style-name="Default_20_Paragraph_20_Font"><text:span text:style-name="T93"> </text:span></text:span><text:span text:style-name="Default_20_Paragraph_20_Font"><text:span text:style-name="T1">academic citation conversion engine and </text:span></text:span><text:span text:style-name="Default_20_Paragraph_20_Font"><text:span text:style-name="T78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36"><text:span text:style-name="Default_20_Paragraph_20_Font"><text:span text:style-name="T3">Q-learning</text:span></text:span><text:span text:style-name="Default_20_Paragraph_20_Font"><text:span text:style-name="T31"> AI for checkers using </text:span></text:span><text:span text:style-name="Default_20_Paragraph_20_Font"><text:span text:style-name="T87">TensorFlow</text:span></text:span><text:span text:style-name="Default_20_Paragraph_20_Font"><text:span text:style-name="T1">. </text:span></text:span><text:span text:style-name="Default_20_Paragraph_20_Font"><text:span text:style-name="T46">Hack@Brown team</text:span></text:span></text:p>
              </text:list-item>
              <text:list-item>
                <text:p text:style-name="P35"><text:span text:style-name="Default_20_Paragraph_20_Font"><text:span text:style-name="T30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78">Node</text:span></text:span><text:span text:style-name="Default_20_Paragraph_20_Font"><text:span text:style-name="T1">, </text:span></text:span><text:span text:style-name="Default_20_Paragraph_20_Font"><text:span text:style-name="T78">D3.js</text:span></text:span><text:span text:style-name="Default_20_Paragraph_20_Font"><text:span text:style-name="T1">. </text:span></text:span><text:span text:style-name="Default_20_Paragraph_20_Font"><text:span text:style-name="T46">Brown Datathon team</text:span></text:span></text:p>
              </text:list-item>
              <text:list-item>
                <text:p text:style-name="P37"><text:span text:style-name="Default_20_Paragraph_20_Font"><text:span text:style-name="T114">Weba</text:span></text:span><text:span text:style-name="Default_20_Paragraph_20_Font"><text:span text:style-name="T107">pp </text:span></text:span><text:span text:style-name="Default_20_Paragraph_20_Font"><text:span text:style-name="T113">to show</text:span></text:span><text:span text:style-name="Default_20_Paragraph_20_Font"><text:span text:style-name="T109"> </text:span></text:span><text:span text:style-name="Default_20_Paragraph_20_Font"><text:span text:style-name="T105">public sentiment</text:span></text:span><text:span text:style-name="Default_20_Paragraph_20_Font"><text:span text:style-name="T108"> </text:span></text:span><text:span text:style-name="Default_20_Paragraph_20_Font"><text:span text:style-name="T110">of firms </text:span></text:span><text:span text:style-name="Default_20_Paragraph_20_Font"><text:span text:style-name="T111">by </text:span></text:span><text:span text:style-name="Default_20_Paragraph_20_Font"><text:span text:style-name="T112">analyzing</text:span></text:span><text:span text:style-name="Default_20_Paragraph_20_Font"><text:span text:style-name="T108"> </text:span></text:span><text:span text:style-name="Default_20_Paragraph_20_Font"><text:span text:style-name="T105">news </text:span></text:span><text:span text:style-name="Default_20_Paragraph_20_Font"><text:span text:style-name="T106">coverage</text:span></text:span><text:span text:style-name="Default_20_Paragraph_20_Font"><text:span text:style-name="T105">. </text:span></text:span><text:span text:style-name="Default_20_Paragraph_20_Font"><text:span text:style-name="T115">Node</text:span></text:span><text:span text:style-name="Default_20_Paragraph_20_Font"><text:span text:style-name="T105">, </text:span></text:span><text:span text:style-name="Default_20_Paragraph_20_Font"><text:span text:style-name="T115">MongoDB</text:span></text:span><text:span text:style-name="Default_20_Paragraph_20_Font"><text:span text:style-name="T105">. </text:span></text:span><text:span text:style-name="Default_20_Paragraph_20_Font"><text:span text:style-name="T48">HackHarvard tea</text:span></text:span><text:span text:style-name="Default_20_Paragraph_20_Font"><text:span text:style-name="T49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7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/>
          </table:table-cell>
          <table:table-cell table:style-name="Table1.B9" office:value-type="string">
            <text:p text:style-name="P17">Languages</text:p>
          </table:table-cell>
          <table:table-cell table:style-name="Table1.B9" table:number-columns-spanned="2" office:value-type="string">
            <text:p text:style-name="P18"><text:span text:style-name="Default_20_Paragraph_20_Font"><text:span text:style-name="T1">Strong in </text:span></text:span><text:span text:style-name="Default_20_Paragraph_20_Font"><text:span text:style-name="T78">Java,</text:span></text:span><text:span text:style-name="Default_20_Paragraph_20_Font"><text:span text:style-name="T95"> </text:span></text:span><text:span text:style-name="Default_20_Paragraph_20_Font"><text:span text:style-name="T82">C</text:span></text:span><text:span text:style-name="Default_20_Paragraph_20_Font"><text:span text:style-name="T1">;</text:span></text:span><text:span text:style-name="Default_20_Paragraph_20_Font"><text:span text:style-name="T38"> </text:span></text:span><text:span text:style-name="Default_20_Paragraph_20_Font"><text:span text:style-name="T1">Proficient in </text:span></text:span><text:span text:style-name="Default_20_Paragraph_20_Font"><text:span text:style-name="T78">Javascript</text:span></text:span><text:span text:style-name="Default_20_Paragraph_20_Font"><text:span text:style-name="T95">, </text:span></text:span><text:span text:style-name="Default_20_Paragraph_20_Font"><text:span text:style-name="T82">Go</text:span></text:span><text:span text:style-name="Default_20_Paragraph_20_Font"><text:span text:style-name="T97"> </text:span></text:span><text:span text:style-name="Default_20_Paragraph_20_Font"><text:span text:style-name="T1">&amp;</text:span></text:span><text:span text:style-name="Default_20_Paragraph_20_Font"><text:span text:style-name="T38"> </text:span></text:span><text:span text:style-name="Default_20_Paragraph_20_Font"><text:span text:style-name="T78">Python</text:span></text:span><text:span text:style-name="Default_20_Paragraph_20_Font"><text:span text:style-name="T1">;</text:span></text:span><text:span text:style-name="Default_20_Paragraph_20_Font"><text:span text:style-name="T38"> </text:span></text:span><text:span text:style-name="Default_20_Paragraph_20_Font"><text:span text:style-name="T1">Experience with </text:span></text:span><text:span text:style-name="Default_20_Paragraph_20_Font"><text:span text:style-name="T78">C++,</text:span></text:span><text:span text:style-name="Default_20_Paragraph_20_Font"><text:span text:style-name="T95"> </text:span></text:span><text:span text:style-name="Default_20_Paragraph_20_Font"><text:span text:style-name="T80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7"/>
          </table:table-cell>
          <table:table-cell table:style-name="Table1.B9" office:value-type="string">
            <text:p text:style-name="P17">Tools</text:p>
          </table:table-cell>
          <table:table-cell table:style-name="Table1.B9" table:number-columns-spanned="2" office:value-type="string">
            <text:p text:style-name="P19"><text:span text:style-name="Default_20_Paragraph_20_Font"><text:span text:style-name="T1">Strong in </text:span></text:span><text:span text:style-name="Default_20_Paragraph_20_Font"><text:span text:style-name="T78">jQuery</text:span></text:span><text:span text:style-name="Default_20_Paragraph_20_Font"><text:span text:style-name="T1">, </text:span></text:span><text:span text:style-name="Default_20_Paragraph_20_Font"><text:span text:style-name="T78">Bootstra</text:span></text:span><text:span text:style-name="Default_20_Paragraph_20_Font"><text:span text:style-name="T81">p,</text:span></text:span><text:span text:style-name="Default_20_Paragraph_20_Font"><text:span text:style-name="T96"> </text:span></text:span><text:span text:style-name="Default_20_Paragraph_20_Font"><text:span text:style-name="T81">FreeRTOS</text:span></text:span><text:span text:style-name="Default_20_Paragraph_20_Font"><text:span text:style-name="T1"> &amp; </text:span></text:span><text:span text:style-name="Default_20_Paragraph_20_Font"><text:span text:style-name="T78">Git</text:span></text:span><text:span text:style-name="Default_20_Paragraph_20_Font"><text:span text:style-name="T1">; Proficient in </text:span></text:span><text:span text:style-name="Default_20_Paragraph_20_Font"><text:span text:style-name="T78">Node</text:span></text:span><text:span text:style-name="Default_20_Paragraph_20_Font"><text:span text:style-name="T1">, </text:span></text:span><text:span text:style-name="Default_20_Paragraph_20_Font"><text:span text:style-name="T78">React</text:span></text:span><text:span text:style-name="Default_20_Paragraph_20_Font"><text:span text:style-name="T1">, </text:span></text:span><text:span text:style-name="Default_20_Paragraph_20_Font"><text:span text:style-name="T78">Python Tornado</text:span></text:span><text:span text:style-name="Default_20_Paragraph_20_Font"><text:span text:style-name="T1">, </text:span></text:span><text:span text:style-name="Default_20_Paragraph_20_Font"><text:span text:style-name="T88">Android</text:span></text:span><text:span text:style-name="Default_20_Paragraph_20_Font"><text:span text:style-name="T37">, </text:span></text:span><text:span text:style-name="Default_20_Paragraph_20_Font"><text:span text:style-name="T78">R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7"/>
          </table:table-cell>
          <table:table-cell table:style-name="Table1.B9" office:value-type="string">
            <text:p text:style-name="P17">Other</text:p>
          </table:table-cell>
          <table:table-cell table:style-name="Table1.B9" table:number-columns-spanned="2" office:value-type="string">
            <text:p text:style-name="P11"><text:span text:style-name="Default_20_Paragraph_20_Font"><text:span text:style-name="T1">CAD (</text:span></text:span><text:span text:style-name="Default_20_Paragraph_20_Font"><text:span text:style-name="T78">Inventor</text:span></text:span><text:span text:style-name="Default_20_Paragraph_20_Font"><text:span text:style-name="T1">, </text:span></text:span><text:span text:style-name="Default_20_Paragraph_20_Font"><text:span text:style-name="T78">OnShape, </text:span></text:span><text:span text:style-name="Default_20_Paragraph_20_Font"><text:span text:style-name="T79">Blender</text:span></text:span><text:span text:style-name="Default_20_Paragraph_20_Font"><text:span text:style-name="T1">), 3D Printing, Laser Cutting &amp; Lathe</text:span></text:span></text:p>
            <text:p text:style-name="P15"><text:span text:style-name="Default_20_Paragraph_20_Font"><text:span text:style-name="T84">Raspberry Pi,</text:span></text:span><text:span text:style-name="Default_20_Paragraph_20_Font"><text:span text:style-name="T94"> </text:span></text:span><text:span text:style-name="Default_20_Paragraph_20_Font"><text:span text:style-name="T84">Arduino</text:span></text:span><text:span text:style-name="Default_20_Paragraph_20_Font"><text:span text:style-name="T16">, </text:span></text:span><text:span text:style-name="Default_20_Paragraph_20_Font"><text:span text:style-name="T85">Atmel MCUs</text:span></text:span><text:span text:style-name="Default_20_Paragraph_20_Font"><text:span text:style-name="T16">, </text:span></text:span><text:span text:style-name="Default_20_Paragraph_20_Font"><text:span text:style-name="T84">FPGAs</text:span></text:span><text:span text:style-name="Default_20_Paragraph_20_Font"><text:span text:style-name="T16"> (minimal), and digital/analog components</text:span></text:span></text:p>
            <text:p text:style-name="P11"><text:span text:style-name="Default_20_Paragraph_20_Font"><text:span text:style-name="T30">G</text:span></text:span><text:span text:style-name="Default_20_Paragraph_20_Font"><text:span text:style-name="T1">raphic </text:span></text:span><text:span text:style-name="Default_20_Paragraph_20_Font"><text:span text:style-name="T32">d</text:span></text:span><text:span text:style-name="Default_20_Paragraph_20_Font"><text:span text:style-name="T1">esign (</text:span></text:span><text:span text:style-name="Default_20_Paragraph_20_Font"><text:span text:style-name="T78">Premier</text:span></text:span><text:span text:style-name="Default_20_Paragraph_20_Font"><text:span text:style-name="T1">, </text:span></text:span><text:span text:style-name="Default_20_Paragraph_20_Font"><text:span text:style-name="T78">GIMP</text:span></text:span><text:span text:style-name="Default_20_Paragraph_20_Font"><text:span text:style-name="T1">, </text:span></text:span><text:span text:style-name="Default_20_Paragraph_20_Font"><text:span text:style-name="T78">Photoshop)</text:span></text:span></text:p>
            <text:p text:style-name="P11"><text:span text:style-name="T33">A</text:span><text:span text:style-name="T1">mateur radio operator </text:span><text:span text:style-name="T24">(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25">can </text:span></text:span><text:span text:style-name="Default_20_Paragraph_20_Font"><text:span text:style-name="T26">f</text:span></text:span><text:span text:style-name="Default_20_Paragraph_20_Font"><text:span text:style-name="T27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24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dc:title/>
    <meta:initial-creator>Mckenna Cisler</meta:initial-creator>
    <meta:creation-date>2016-11-08T17:51:00Z</meta:creation-date>
    <dc:date>2018-08-07T22:10:05.382050882</dc:date>
    <meta:print-date>2017-06-25T16:39:00Z</meta:print-date>
    <meta:editing-cycles>941</meta:editing-cycles>
    <meta:editing-duration>PT6H30M16S</meta:editing-duration>
    <meta:document-statistic meta:table-count="1" meta:image-count="0" meta:object-count="0" meta:page-count="1" meta:paragraph-count="54" meta:word-count="562" meta:character-count="4145" meta:non-whitespace-character-count="35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